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C26000003A9B7C8C7A7E385047C.png" manifest:media-type="image/png"/>
  <manifest:file-entry manifest:full-path="Pictures/1000000000000A00000006AB1D4335E086D7180E.jpg" manifest:media-type="image/jpeg"/>
  <manifest:file-entry manifest:full-path="Pictures/10000001000005DC000003E83107B015CB267B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pyrus" svg:font-family="Papyrus" style:font-family-generic="script" style:font-pitch="variable"/>
    <style:font-face style:name="Papyrus1" svg:font-family="Papyrus" style:font-adornments="Normal" style:font-family-generic="scrip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4pt" fo:font-weight="bold"/>
    </style:style>
    <style:style style:name="T1" style:family="text">
      <style:text-properties fo:font-size="24pt" fo:font-weight="bold"/>
    </style:style>
    <style:style style:name="T2" style:family="text">
      <style:text-properties fo:color="#127622" loext:opacity="100%"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27.699cm" svg:height="17.5cm" svg:x="1.001cm" svg:y="1cm">
            <draw:image xlink:href="Pictures/1000000000000A00000006AB1D4335E086D7180E.jpg" xlink:type="simple" xlink:show="embed" xlink:actuate="onLoad" draw:mime-type="image/jpeg">
              <text:p/>
            </draw:image>
          </draw:frame>
          <draw:frame draw:style-name="gr2" draw:text-style-name="P2" draw:layer="layout" svg:width="2.492cm" svg:height="1.661cm" svg:x="1.258cm" svg:y="1.25cm">
            <draw:image xlink:href="Pictures/10000001000005DC000003E83107B015CB267BB9.png" xlink:type="simple" xlink:show="embed" xlink:actuate="onLoad" draw:mime-type="image/png">
              <text:p/>
            </draw:image>
          </draw:frame>
          <draw:frame draw:style-name="gr2" draw:text-style-name="P2" draw:layer="layout" svg:width="3.772cm" svg:height="1.136cm" svg:x="24.75cm" svg:y="1.25cm">
            <draw:image xlink:href="Pictures/1000000100000C26000003A9B7C8C7A7E385047C.png" xlink:type="simple" xlink:show="embed" xlink:actuate="onLoad" draw:mime-type="image/png">
              <text:p/>
            </draw:image>
          </draw:frame>
          <draw:frame draw:style-name="gr3" draw:text-style-name="P3" draw:layer="layout" svg:width="27.7cm" svg:height="1.45cm" svg:x="1cm" svg:y="17.05cm">
            <draw:text-box>
              <text:p><text:span text:style-name="T1"><text:s/></text:span><text:span text:style-name="T2">CRMSys -</text:span><text:span text:style-name="T1"> </text:span><text:span text:style-name="T2">Sistema Integrado de Marketing e CRM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pyrus" svg:font-family="Papyrus" style:font-family-generic="script" style:font-pitch="variable"/>
    <style:font-face style:name="Papyrus1" svg:font-family="Papyrus" style:font-adornments="Normal" style:font-family-generic="scrip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e8a202" loext:opacity="10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21T11:22:10.300000000</dc:date>
    <meta:editing-duration>PT32M41S</meta:editing-duration>
    <meta:editing-cycles>11</meta:editing-cycles>
    <meta:generator>LibreOffice/7.3.2.2$Windows_X86_64 LibreOffice_project/49f2b1bff42cfccbd8f788c8dc32c1c309559be0</meta:generator>
    <meta:document-statistic meta:object-count="5"/>
  </office:meta>
</office:document-meta>
</file>